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officeooo:rsid="0011f973"/>
    </style:style>
    <style:style style:name="T2" style:family="text">
      <style:text-properties fo:color="#569cd6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c586c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2">class</text:span> <text:span text:style-name="T3">SpatioTemporalBlock</text:span>(<text:span text:style-name="T3">nn</text:span>.<text:span text:style-name="T3">Module</text:span>):</text:p>
      <text:p text:style-name="P4"/>
      <text:p text:style-name="P1"><text:span text:style-name="T2">def</text:span> <text:span text:style-name="T4">__init__</text:span>(<text:span text:style-name="T5">self</text:span>, <text:span text:style-name="T5">in_channels</text:span>, <text:span text:style-name="T5">med_channels</text:span>, <text:span text:style-name="T5">out_channels</text:span>,</text:p>
      <text:p text:style-name="P1"><text:span text:style-name="T5">t_kernel_size</text:span><text:span text:style-name="T6">=</text:span><text:span text:style-name="T7">3</text:span>, <text:span text:style-name="T5">s_kernel_size</text:span><text:span text:style-name="T6">=</text:span><text:span text:style-name="T7">3</text:span>, <text:span text:style-name="T5">s_stride</text:span><text:span text:style-name="T6">=</text:span><text:span text:style-name="T7">1</text:span>,</text:p>
      <text:p text:style-name="P1"><text:span text:style-name="T5">t_depthwise</text:span><text:span text:style-name="T6">=</text:span><text:span text:style-name="T2">False</text:span>, <text:span text:style-name="T5">s_depthwise</text:span><text:span text:style-name="T6">=</text:span><text:span text:style-name="T2">False</text:span>, <text:span text:style-name="T5">bias</text:span><text:span text:style-name="T6">=</text:span><text:span text:style-name="T2">True</text:span>):</text:p>
      <text:p text:style-name="P1"><text:span text:style-name="T3">super</text:span>().<text:span text:style-name="T4">__init__</text:span>()</text:p>
      <text:p text:style-name="P4"/>
      <text:p text:style-name="P3"># Temporal convolution (1D over time)</text:p>
      <text:p text:style-name="P1"><text:span text:style-name="T5">self</text:span>.<text:span text:style-name="T5">t_conv</text:span> <text:span text:style-name="T6">=</text:span> <text:span text:style-name="T3">nn</text:span>.<text:span text:style-name="T3">Conv3d</text:span>(</text:p>
      <text:p text:style-name="P1"><text:span text:style-name="T5">in_channels</text:span>, <text:span text:style-name="T5">med_channels</text:span>,</text:p>
      <text:p text:style-name="P1"><text:span text:style-name="T5">kernel_size</text:span><text:span text:style-name="T6">=</text:span>(<text:span text:style-name="T5">t_kernel_size</text:span>, <text:span text:style-name="T7">1</text:span>, <text:span text:style-name="T7">1</text:span>),</text:p>
      <text:p text:style-name="P1"><text:span text:style-name="T5">padding</text:span><text:span text:style-name="T6">=</text:span>(<text:span text:style-name="T5">t_kernel_size</text:span> <text:span text:style-name="T6">//</text:span> <text:span text:style-name="T7">2</text:span>, <text:span text:style-name="T7">0</text:span>, <text:span text:style-name="T7">0</text:span>),</text:p>
      <text:p text:style-name="P1"><text:span text:style-name="T5">groups</text:span><text:span text:style-name="T6">=</text:span><text:span text:style-name="T5">in_channels</text:span> <text:span text:style-name="T8">if</text:span> <text:span text:style-name="T5">t_depthwise</text:span> <text:span text:style-name="T8">else</text:span> <text:span text:style-name="T7">1</text:span>,</text:p>
      <text:p text:style-name="P1"><text:span text:style-name="T5">bias</text:span><text:span text:style-name="T6">=</text:span><text:span text:style-name="T5">bias</text:span></text:p>
      <text:p text:style-name="P1">)</text:p>
      <text:p text:style-name="P4"/>
      <text:p text:style-name="P3"># Spatial convolution (2D over H×W)</text:p>
      <text:p text:style-name="P1"><text:span text:style-name="T5">self</text:span>.<text:span text:style-name="T5">s_conv</text:span> <text:span text:style-name="T6">=</text:span> <text:span text:style-name="T3">nn</text:span>.<text:span text:style-name="T3">Conv3d</text:span>(</text:p>
      <text:p text:style-name="P1"><text:span text:style-name="T5">med_channels</text:span>, <text:span text:style-name="T5">out_channels</text:span>,</text:p>
      <text:p text:style-name="P1"><text:span text:style-name="T5">kernel_size</text:span><text:span text:style-name="T6">=</text:span>(<text:span text:style-name="T7">1</text:span>, <text:span text:style-name="T5">s_kernel_size</text:span>, <text:span text:style-name="T5">s_kernel_size</text:span>),</text:p>
      <text:p text:style-name="P1"><text:span text:style-name="T5">stride</text:span><text:span text:style-name="T6">=</text:span>(<text:span text:style-name="T7">1</text:span>, <text:span text:style-name="T5">s_stride</text:span>, <text:span text:style-name="T5">s_stride</text:span>),</text:p>
      <text:p text:style-name="P1"><text:span text:style-name="T5">padding</text:span><text:span text:style-name="T6">=</text:span>(<text:span text:style-name="T7">0</text:span>, <text:span text:style-name="T5">s_kernel_size</text:span> <text:span text:style-name="T6">//</text:span> <text:span text:style-name="T7">2</text:span>, <text:span text:style-name="T5">s_kernel_size</text:span> <text:span text:style-name="T6">//</text:span> <text:span text:style-name="T7">2</text:span>),</text:p>
      <text:p text:style-name="P1"><text:span text:style-name="T5">groups</text:span><text:span text:style-name="T6">=</text:span><text:span text:style-name="T5">med_channels</text:span> <text:span text:style-name="T8">if</text:span> <text:span text:style-name="T5">s_depthwise</text:span> <text:span text:style-name="T8">else</text:span> <text:span text:style-name="T7">1</text:span>, </text:p>
      <text:p text:style-name="P1"><text:span text:style-name="T5">bias</text:span><text:span text:style-name="T6">=</text:span><text:span text:style-name="T5">bias</text:span></text:p>
      <text:p text:style-name="P1">)</text:p>
      <text:p text:style-name="P4"/>
      <text:p text:style-name="P1"><text:span text:style-name="T5">self</text:span>.<text:span text:style-name="T5">bn</text:span> <text:span text:style-name="T6">=</text:span> <text:span text:style-name="T3">nn</text:span>.<text:span text:style-name="T3">BatchNorm3d</text:span>(<text:span text:style-name="T5">out_channels</text:span>)</text:p>
      <text:p text:style-name="P1"><text:span text:style-name="T5">self</text:span>.<text:span text:style-name="T5">relu</text:span> <text:span text:style-name="T6">=</text:span> <text:span text:style-name="T3">nn</text:span>.<text:span text:style-name="T3">ReLU</text:span>(<text:span text:style-name="T5">inplace</text:span><text:span text:style-name="T6">=</text:span><text:span text:style-name="T2">True</text:span>)</text:p>
      <text:p text:style-name="P4"/>
      <text:p text:style-name="P1"><text:span text:style-name="T2">def</text:span> <text:span text:style-name="T4">forward</text:span>(<text:span text:style-name="T5">self</text:span>, <text:span text:style-name="T5">input</text:span>):</text:p>
      <text:p text:style-name="P1"><text:span text:style-name="T5">input</text:span> <text:span text:style-name="T6">=</text:span> <text:span text:style-name="T5">self</text:span>.<text:span text:style-name="T5">t_conv</text:span>(<text:span text:style-name="T5">input</text:span>)</text:p>
      <text:p text:style-name="P1"><text:span text:style-name="T5">input</text:span> <text:span text:style-name="T6">=</text:span> <text:span text:style-name="T5">self</text:span>.<text:span text:style-name="T5">s_conv</text:span>(<text:span text:style-name="T5">input</text:span>)</text:p>
      <text:p text:style-name="P1"><text:span text:style-name="T5">input</text:span> <text:span text:style-name="T6">=</text:span> <text:span text:style-name="T5">self</text:span>.<text:span text:style-name="T5">bn</text:span>(<text:span text:style-name="T5">input</text:span>)</text:p>
      <text:p text:style-name="P1"><text:span text:style-name="T5">input</text:span> <text:span text:style-name="T6">=</text:span> <text:span text:style-name="T5">self</text:span>.<text:span text:style-name="T5">relu</text:span>(<text:span text:style-name="T5">input</text:span>)</text:p>
      <text:p text:style-name="P1"><text:span text:style-name="T8">return</text:span> <text:span text:style-name="T5">input</text:span>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0:52:19.369758025</meta:creation-date>
    <dc:date>2025-11-17T18:10:14.655582519</dc:date>
    <meta:editing-duration>PT27M32S</meta:editing-duration>
    <meta:editing-cycles>3</meta:editing-cycles>
    <meta:generator>LibreOffice/7.3.7.2$Linux_AARCH64 LibreOffice_project/30$Build-2</meta:generator>
    <meta:document-statistic meta:table-count="0" meta:image-count="0" meta:object-count="0" meta:page-count="1" meta:paragraph-count="30" meta:word-count="94" meta:character-count="889" meta:non-whitespace-character-count="824"/>
  </office:meta>
</office:document-meta>
</file>